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paragraph-rsid="001d5577"/>
    </style:style>
    <style:style style:name="P5" style:family="paragraph" style:parent-style-name="Standard">
      <style:text-properties officeooo:rsid="001be9b5" officeooo:paragraph-rsid="001d5577"/>
    </style:style>
    <style:style style:name="P6" style:family="paragraph" style:parent-style-name="Standard">
      <style:text-properties officeooo:rsid="001d5577" officeooo:paragraph-rsid="001d5577"/>
    </style:style>
    <style:style style:name="P7" style:family="paragraph" style:parent-style-name="Standard">
      <style:text-properties officeooo:rsid="001d5577" officeooo:paragraph-rsid="0022484d"/>
    </style:style>
    <style:style style:name="P8" style:family="paragraph" style:parent-style-name="Standard">
      <style:paragraph-properties fo:text-align="center" style:justify-single-word="false"/>
      <style:text-properties officeooo:rsid="0021e8b0" officeooo:paragraph-rsid="0021e8b0"/>
    </style:style>
    <style:style style:name="P9" style:family="paragraph" style:parent-style-name="Standard">
      <style:paragraph-properties fo:text-align="center" style:justify-single-word="false"/>
      <style:text-properties officeooo:rsid="00237382" officeooo:paragraph-rsid="00237382"/>
    </style:style>
    <style:style style:name="P10" style:family="paragraph" style:parent-style-name="Standard">
      <style:paragraph-properties fo:text-align="start" style:justify-single-word="false"/>
      <style:text-properties officeooo:rsid="00237382" officeooo:paragraph-rsid="00237382"/>
    </style:style>
    <style:style style:name="P11" style:family="paragraph" style:parent-style-name="Standard">
      <style:paragraph-properties fo:text-align="start" style:justify-single-word="false"/>
      <style:text-properties officeooo:paragraph-rsid="00243ac1"/>
    </style:style>
    <style:style style:name="P12"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3"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4"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5"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6" style:family="paragraph" style:parent-style-name="Standard">
      <style:paragraph-properties fo:break-before="page"/>
      <style:text-properties officeooo:rsid="001be004" officeooo:paragraph-rsid="001be004"/>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officeooo:rsid="00237382"/>
    </style:style>
    <style:style style:name="T5" style:family="text">
      <style:text-properties officeooo:rsid="00243ac1"/>
    </style:style>
    <style:style style:name="T6" style:family="text">
      <style:text-properties officeooo:rsid="00269b5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note on the L network</text:p>
      <text:p text:style-name="P14"/>
      <text:p text:style-name="P12">The coarse tune algorithm</text:p>
      <text:p text:style-name="P14">In order to quickly get at a ball park figure and establish a starting point for a fine tune, a coarse tune algorithm is applied. This simply switches each C relay in turn starting at 0 relays up to all 8 <text:span text:style-name="T6">relays </text:span>and <text:span text:style-name="T6">at each step, </text:span>stepping each L relay in turn again from 0 to 8 and recording the SWR in a 2 dimensional array for a total of 81 readings ( 0 to 8 inclusive <text:span text:style-name="T6">for C</text:span>, by <text:span text:style-name="T6">0</text:span> to 8 inclusive for L). <text:span text:style-name="T6">The array is examined to retrieve the best SWR and the relay combination is recorded.</text:span></text:p>
      <text:p text:style-name="P14"/>
      <text:p text:style-name="P15">The process is done with the capacitors connected to the antenna or output side of the inductors (HiZ) and repeated with the capacitors connected to the input side of the L network (LoZ). The best SWR of the two determines the starting point of the fine tune and whether we are HiZ or LoZ</text:p>
      <text:p text:style-name="P14"/>
      <text:p text:style-name="P16"><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x</text:span>. The coarse tune subroutine returned the best single Inductor and the best single Capacitor relay.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5">Examining the VSWR data it can be seen that the value returned from the coarse tune subroutine (held in array[4]) is not the best SWR which is actually at relay combination 5<text:span text:style-name="T2">4</text:span>. The program examines the array to get the SWR trend and returns a count of where the best SWR is which is position, values[0] in this case. If count is less than the reference position (values[4]), the array window is shifted down and if more it is shifted up. In each case the shift is tested to ensure that the array won't extend beyond 0 relay count or 255 <text:s/>relay count.</text:p>
      <text:p text:style-name="P1"/>
      <text:p text:style-name="P8"><draw:frame draw:style-name="fr1" draw:name="Object1" text:anchor-type="paragraph" svg:width="15.097cm" svg:height="2.258cm" draw:z-index="0"><draw:object xlink:href="./Object 1" xlink:type="simple" xlink:show="embed" xlink:actuate="onLoad"/><draw:image xlink:href="./ObjectReplacements/Object 1" xlink:type="simple" xlink:show="embed" xlink:actuate="onLoad"/></draw:frame>fig x</text:p>
      <text:p text:style-name="P6"/>
      <text:p text:style-name="P7">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4">this is not the case and</text:span> the true low SWR is at relays <text:span text:style-name="T2">49 (off the scale shown in fig x)</text:span> <text:span text:style-name="T4">so</text:span> the best SWR would not <text:span text:style-name="T4">have </text:span>be<text:span text:style-name="T4">en</text:span> obtained. <text:span text:style-name="T4">By examining 4 relays each side of the attempted best value it is possible to pick up an SWR trend in spite of the capacitor or inductor tolerances.</text:span></text:p>
      <text:p text:style-name="P4"/>
      <text:p text:style-name="P9"><draw:frame draw:style-name="fr2"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fig y</text:p>
      <text:p text:style-name="P10"><text:soft-page-break/>The window of SWR values held in the values[9] array is simply moved in the direction of best swr until array[4] holds the lowest SWR and the relay combination to produce this becomes the tune setting. The effect of traversing the relays is shown in fig y <text:span text:style-name="T5">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10"/>
      <text:p text:style-name="P11"><text:span text:style-name="T5">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alibrium is reac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5-12-24T04:44:11.547426704</dc:date>
    <dc:creator>Graeme </dc:creator>
    <meta:editing-duration>PT1H40M19S</meta:editing-duration>
    <meta:editing-cycles>8</meta:editing-cycles>
    <meta:generator>LibreOffice/5.0.3.2$Linux_x86 LibreOffice_project/00m0$Build-2</meta:generator>
    <meta:document-statistic meta:table-count="0" meta:image-count="0" meta:object-count="2" meta:page-count="3" meta:paragraph-count="12" meta:word-count="769" meta:character-count="4088" meta:non-whitespace-character-count="3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